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12cm" fo:min-width="0cm"/>
      <style:paragraph-properties style:writing-mode="lr-tb"/>
    </style:style>
    <style:style style:name="gr3" style:family="graphic" style:parent-style-name="objectwithoutfill">
      <style:graphic-properties draw:stroke="dash" draw:stroke-dash="Long_20_Dash" svg:stroke-color="#729fcf" draw:marker-start="" draw:marker-start-width="0.3cm" draw:marker-end="Rounded_20_short_20_Arrow" draw:marker-end-width="0.3cm" draw:fill="none" draw:textarea-vertical-align="middle"/>
    </style:style>
    <style:style style:name="gr4" style:family="graphic" style:parent-style-name="objectwithoutfill">
      <style:graphic-properties svg:stroke-width="0.035cm" svg:stroke-color="#c9211e" draw:marker-start-width="0.252cm" draw:marker-end="Rounded_20_short_20_Arrow" draw:marker-end-width="0.352cm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23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color="#729fcf"/>
    </style:style>
    <style:style style:name="P3" style:family="paragraph">
      <loext:graphic-properties draw:fill="none" draw:fill-color="#ffffff"/>
      <style:paragraph-properties style:writing-mode="lr-tb"/>
      <style:text-properties fo:color="#729fcf"/>
    </style:style>
    <style:style style:name="P4" style:family="paragraph">
      <loext:graphic-properties draw:fill="none" draw:fill-color="#ffffff"/>
      <style:paragraph-properties style:writing-mode="lr-tb"/>
      <style:text-properties fo:color="#c9211e"/>
    </style:style>
    <style:style style:name="T1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568cm" svg:y1="1.972cm" svg:x2="5.113cm" svg:y2="1.972cm">
            <text:p/>
          </draw:line>
          <draw:line draw:style-name="gr1" draw:text-style-name="P1" draw:layer="layout" svg:x1="3.82cm" svg:y1="1.562cm" svg:x2="3.82cm" svg:y2="1.972cm">
            <text:p/>
          </draw:line>
          <draw:line draw:style-name="gr1" draw:text-style-name="P1" draw:layer="layout" svg:x1="2.568cm" svg:y1="1.972cm" svg:x2="2.568cm" svg:y2="2.382cm">
            <text:p/>
          </draw:line>
          <draw:line draw:style-name="gr1" draw:text-style-name="P1" draw:layer="layout" svg:x1="5.113cm" svg:y1="1.972cm" svg:x2="5.113cm" svg:y2="2.382cm">
            <text:p/>
          </draw:line>
          <draw:line draw:style-name="gr1" draw:text-style-name="P1" draw:layer="layout" svg:x1="4.265cm" svg:y1="2.381cm" svg:x2="5.8cm" svg:y2="2.381cm">
            <text:p/>
          </draw:line>
          <draw:line draw:style-name="gr1" draw:text-style-name="P1" draw:layer="layout" svg:x1="1.8cm" svg:y1="2.381cm" svg:x2="3.335cm" svg:y2="2.381cm">
            <text:p/>
          </draw:line>
          <draw:line draw:style-name="gr1" draw:text-style-name="P1" draw:layer="layout" svg:x1="1.8cm" svg:y1="2.381cm" svg:x2="1.8cm" svg:y2="2.791cm">
            <text:p/>
          </draw:line>
          <draw:line draw:style-name="gr1" draw:text-style-name="P1" draw:layer="layout" svg:x1="3.335cm" svg:y1="2.381cm" svg:x2="3.335cm" svg:y2="2.791cm">
            <text:p/>
          </draw:line>
          <draw:line draw:style-name="gr1" draw:text-style-name="P1" draw:layer="layout" svg:x1="4.265cm" svg:y1="2.381cm" svg:x2="4.265cm" svg:y2="2.791cm">
            <text:p/>
          </draw:line>
          <draw:line draw:style-name="gr1" draw:text-style-name="P1" draw:layer="layout" svg:x1="5.8cm" svg:y1="2.381cm" svg:x2="5.8cm" svg:y2="2.791cm">
            <text:p/>
          </draw:line>
          <draw:line draw:style-name="gr1" draw:text-style-name="P1" draw:layer="layout" svg:x1="2.81cm" svg:y1="2.791cm" svg:x2="3.901cm" svg:y2="2.791cm">
            <text:p/>
          </draw:line>
          <draw:line draw:style-name="gr1" draw:text-style-name="P1" draw:layer="layout" svg:x1="2.81cm" svg:y1="2.791cm" svg:x2="2.81cm" svg:y2="3.201cm">
            <text:p/>
          </draw:line>
          <draw:line draw:style-name="gr1" draw:text-style-name="P1" draw:layer="layout" svg:x1="3.901cm" svg:y1="2.791cm" svg:x2="3.901cm" svg:y2="3.201cm">
            <text:p/>
          </draw:line>
        </draw:g>
        <draw:frame draw:style-name="gr2" draw:text-style-name="P3" xml:id="id1" draw:id="id1" draw:layer="layout" svg:width="6.1cm" svg:height="1.673cm" svg:x="13.8cm" svg:y="6.7cm">
          <draw:text-box>
            <text:p text:style-name="P2">Forêt d’arbres différents</text:p>
          </draw:text-box>
        </draw:frame>
        <draw:connector draw:style-name="gr3" draw:text-style-name="P1" draw:layer="layout" draw:type="curve" svg:x1="16.85cm" svg:y1="6.7cm" svg:x2="14.157cm" svg:y2="4.607cm" draw:start-shape="id1" draw:start-glue-point="0" svg:d="M16850 6700c0-1944-2693-898-2693-2093" svg:viewBox="0 0 2694 2094">
          <text:p/>
        </draw:connector>
        <draw:g>
          <draw:line draw:style-name="gr1" draw:text-style-name="P1" draw:layer="layout" svg:x1="7.668cm" svg:y1="1.81cm" svg:x2="10.213cm" svg:y2="1.81cm">
            <text:p/>
          </draw:line>
          <draw:line draw:style-name="gr1" draw:text-style-name="P1" draw:layer="layout" svg:x1="8.92cm" svg:y1="1.4cm" svg:x2="8.92cm" svg:y2="1.81cm">
            <text:p/>
          </draw:line>
          <draw:line draw:style-name="gr1" draw:text-style-name="P1" draw:layer="layout" svg:x1="7.668cm" svg:y1="1.81cm" svg:x2="7.668cm" svg:y2="2.22cm">
            <text:p/>
          </draw:line>
          <draw:line draw:style-name="gr1" draw:text-style-name="P1" draw:layer="layout" svg:x1="10.213cm" svg:y1="1.81cm" svg:x2="10.213cm" svg:y2="2.22cm">
            <text:p/>
          </draw:line>
          <draw:line draw:style-name="gr1" draw:text-style-name="P1" draw:layer="layout" svg:x1="9.365cm" svg:y1="2.219cm" svg:x2="10.9cm" svg:y2="2.219cm">
            <text:p/>
          </draw:line>
          <draw:line draw:style-name="gr1" draw:text-style-name="P1" draw:layer="layout" svg:x1="6.9cm" svg:y1="2.219cm" svg:x2="8.435cm" svg:y2="2.219cm">
            <text:p/>
          </draw:line>
          <draw:line draw:style-name="gr1" draw:text-style-name="P1" draw:layer="layout" svg:x1="6.9cm" svg:y1="2.219cm" svg:x2="6.9cm" svg:y2="2.629cm">
            <text:p/>
          </draw:line>
          <draw:line draw:style-name="gr1" draw:text-style-name="P1" draw:layer="layout" svg:x1="8.435cm" svg:y1="2.219cm" svg:x2="8.435cm" svg:y2="2.629cm">
            <text:p/>
          </draw:line>
          <draw:line draw:style-name="gr1" draw:text-style-name="P1" draw:layer="layout" svg:x1="9.365cm" svg:y1="2.219cm" svg:x2="9.365cm" svg:y2="2.629cm">
            <text:p/>
          </draw:line>
          <draw:line draw:style-name="gr1" draw:text-style-name="P1" draw:layer="layout" svg:x1="10.9cm" svg:y1="2.219cm" svg:x2="10.9cm" svg:y2="2.629cm">
            <text:p/>
          </draw:line>
          <draw:line draw:style-name="gr1" draw:text-style-name="P1" draw:layer="layout" svg:x1="7.91cm" svg:y1="2.629cm" svg:x2="9.001cm" svg:y2="2.629cm">
            <text:p/>
          </draw:line>
          <draw:line draw:style-name="gr1" draw:text-style-name="P1" draw:layer="layout" svg:x1="7.91cm" svg:y1="2.629cm" svg:x2="7.91cm" svg:y2="3.039cm">
            <text:p/>
          </draw:line>
          <draw:line draw:style-name="gr1" draw:text-style-name="P1" draw:layer="layout" svg:x1="9.001cm" svg:y1="2.629cm" svg:x2="9.001cm" svg:y2="3.039cm">
            <text:p/>
          </draw:line>
        </draw:g>
        <draw:g>
          <draw:line draw:style-name="gr1" draw:text-style-name="P1" draw:layer="layout" svg:x1="11.068cm" svg:y1="5.01cm" svg:x2="13.613cm" svg:y2="5.01cm">
            <text:p/>
          </draw:line>
          <draw:line draw:style-name="gr1" draw:text-style-name="P1" draw:layer="layout" svg:x1="12.32cm" svg:y1="4.6cm" svg:x2="12.32cm" svg:y2="5.01cm">
            <text:p/>
          </draw:line>
          <draw:line draw:style-name="gr1" draw:text-style-name="P1" draw:layer="layout" svg:x1="11.068cm" svg:y1="5.01cm" svg:x2="11.068cm" svg:y2="5.42cm">
            <text:p/>
          </draw:line>
          <draw:line draw:style-name="gr1" draw:text-style-name="P1" draw:layer="layout" svg:x1="13.613cm" svg:y1="5.01cm" svg:x2="13.613cm" svg:y2="5.42cm">
            <text:p/>
          </draw:line>
          <draw:line draw:style-name="gr1" draw:text-style-name="P1" draw:layer="layout" svg:x1="12.765cm" svg:y1="5.419cm" svg:x2="14.3cm" svg:y2="5.419cm">
            <text:p/>
          </draw:line>
          <draw:line draw:style-name="gr1" draw:text-style-name="P1" draw:layer="layout" svg:x1="10.3cm" svg:y1="5.419cm" svg:x2="11.835cm" svg:y2="5.419cm">
            <text:p/>
          </draw:line>
          <draw:line draw:style-name="gr1" draw:text-style-name="P1" draw:layer="layout" svg:x1="10.3cm" svg:y1="5.419cm" svg:x2="10.3cm" svg:y2="5.829cm">
            <text:p/>
          </draw:line>
          <draw:line draw:style-name="gr1" draw:text-style-name="P1" draw:layer="layout" svg:x1="11.835cm" svg:y1="5.419cm" svg:x2="11.835cm" svg:y2="5.829cm">
            <text:p/>
          </draw:line>
          <draw:line draw:style-name="gr1" draw:text-style-name="P1" draw:layer="layout" svg:x1="12.765cm" svg:y1="5.419cm" svg:x2="12.765cm" svg:y2="5.829cm">
            <text:p/>
          </draw:line>
          <draw:line draw:style-name="gr1" draw:text-style-name="P1" draw:layer="layout" svg:x1="14.3cm" svg:y1="5.419cm" svg:x2="14.3cm" svg:y2="5.829cm">
            <text:p/>
          </draw:line>
          <draw:line draw:style-name="gr1" draw:text-style-name="P1" draw:layer="layout" svg:x1="11.31cm" svg:y1="5.829cm" svg:x2="12.401cm" svg:y2="5.829cm">
            <text:p/>
          </draw:line>
          <draw:line draw:style-name="gr1" draw:text-style-name="P1" draw:layer="layout" svg:x1="11.31cm" svg:y1="5.829cm" svg:x2="11.31cm" svg:y2="6.239cm">
            <text:p/>
          </draw:line>
          <draw:line draw:style-name="gr1" draw:text-style-name="P1" draw:layer="layout" svg:x1="12.401cm" svg:y1="5.829cm" svg:x2="12.401cm" svg:y2="6.239cm">
            <text:p/>
          </draw:line>
        </draw:g>
        <draw:g>
          <draw:line draw:style-name="gr1" draw:text-style-name="P1" draw:layer="layout" svg:x1="12.868cm" svg:y1="2.672cm" svg:x2="15.413cm" svg:y2="2.672cm">
            <text:p/>
          </draw:line>
          <draw:line draw:style-name="gr1" draw:text-style-name="P1" draw:layer="layout" svg:x1="14.12cm" svg:y1="2.262cm" svg:x2="14.12cm" svg:y2="2.672cm">
            <text:p/>
          </draw:line>
          <draw:line draw:style-name="gr1" draw:text-style-name="P1" draw:layer="layout" svg:x1="12.868cm" svg:y1="2.672cm" svg:x2="12.868cm" svg:y2="3.082cm">
            <text:p/>
          </draw:line>
          <draw:line draw:style-name="gr1" draw:text-style-name="P1" draw:layer="layout" svg:x1="15.413cm" svg:y1="2.672cm" svg:x2="15.413cm" svg:y2="3.082cm">
            <text:p/>
          </draw:line>
          <draw:line draw:style-name="gr1" draw:text-style-name="P1" draw:layer="layout" svg:x1="14.565cm" svg:y1="3.081cm" svg:x2="16.1cm" svg:y2="3.081cm">
            <text:p/>
          </draw:line>
          <draw:line draw:style-name="gr1" draw:text-style-name="P1" draw:layer="layout" svg:x1="12.1cm" svg:y1="3.081cm" svg:x2="13.635cm" svg:y2="3.081cm">
            <text:p/>
          </draw:line>
          <draw:line draw:style-name="gr1" draw:text-style-name="P1" draw:layer="layout" svg:x1="12.1cm" svg:y1="3.081cm" svg:x2="12.1cm" svg:y2="3.491cm">
            <text:p/>
          </draw:line>
          <draw:line draw:style-name="gr1" draw:text-style-name="P1" draw:layer="layout" svg:x1="13.635cm" svg:y1="3.081cm" svg:x2="13.635cm" svg:y2="3.491cm">
            <text:p/>
          </draw:line>
          <draw:line draw:style-name="gr1" draw:text-style-name="P1" draw:layer="layout" svg:x1="14.565cm" svg:y1="3.081cm" svg:x2="14.565cm" svg:y2="3.491cm">
            <text:p/>
          </draw:line>
          <draw:line draw:style-name="gr1" draw:text-style-name="P1" draw:layer="layout" svg:x1="16.1cm" svg:y1="3.081cm" svg:x2="16.1cm" svg:y2="3.491cm">
            <text:p/>
          </draw:line>
          <draw:line draw:style-name="gr1" draw:text-style-name="P1" draw:layer="layout" svg:x1="13.11cm" svg:y1="3.491cm" svg:x2="14.201cm" svg:y2="3.491cm">
            <text:p/>
          </draw:line>
          <draw:line draw:style-name="gr1" draw:text-style-name="P1" draw:layer="layout" svg:x1="13.11cm" svg:y1="3.491cm" svg:x2="13.11cm" svg:y2="3.901cm">
            <text:p/>
          </draw:line>
          <draw:line draw:style-name="gr1" draw:text-style-name="P1" draw:layer="layout" svg:x1="14.201cm" svg:y1="3.491cm" svg:x2="14.201cm" svg:y2="3.901cm">
            <text:p/>
          </draw:line>
        </draw:g>
        <draw:g>
          <draw:line draw:style-name="gr1" draw:text-style-name="P1" draw:layer="layout" svg:x1="16.168cm" svg:y1="4.01cm" svg:x2="18.713cm" svg:y2="4.01cm">
            <text:p/>
          </draw:line>
          <draw:line draw:style-name="gr1" draw:text-style-name="P1" draw:layer="layout" svg:x1="17.42cm" svg:y1="3.6cm" svg:x2="17.42cm" svg:y2="4.01cm">
            <text:p/>
          </draw:line>
          <draw:line draw:style-name="gr1" draw:text-style-name="P1" draw:layer="layout" svg:x1="16.168cm" svg:y1="4.01cm" svg:x2="16.168cm" svg:y2="4.42cm">
            <text:p/>
          </draw:line>
          <draw:line draw:style-name="gr1" draw:text-style-name="P1" draw:layer="layout" svg:x1="18.713cm" svg:y1="4.01cm" svg:x2="18.713cm" svg:y2="4.42cm">
            <text:p/>
          </draw:line>
          <draw:line draw:style-name="gr1" draw:text-style-name="P1" draw:layer="layout" svg:x1="17.865cm" svg:y1="4.419cm" svg:x2="19.4cm" svg:y2="4.419cm">
            <text:p/>
          </draw:line>
          <draw:line draw:style-name="gr1" draw:text-style-name="P1" draw:layer="layout" svg:x1="15.4cm" svg:y1="4.419cm" svg:x2="16.935cm" svg:y2="4.419cm">
            <text:p/>
          </draw:line>
          <draw:line draw:style-name="gr1" draw:text-style-name="P1" draw:layer="layout" svg:x1="15.4cm" svg:y1="4.419cm" svg:x2="15.4cm" svg:y2="4.829cm">
            <text:p/>
          </draw:line>
          <draw:line draw:style-name="gr1" draw:text-style-name="P1" draw:layer="layout" svg:x1="16.935cm" svg:y1="4.419cm" svg:x2="16.935cm" svg:y2="4.829cm">
            <text:p/>
          </draw:line>
          <draw:line draw:style-name="gr1" draw:text-style-name="P1" draw:layer="layout" svg:x1="17.865cm" svg:y1="4.419cm" svg:x2="17.865cm" svg:y2="4.829cm">
            <text:p/>
          </draw:line>
          <draw:line draw:style-name="gr1" draw:text-style-name="P1" draw:layer="layout" svg:x1="19.4cm" svg:y1="4.419cm" svg:x2="19.4cm" svg:y2="4.829cm">
            <text:p/>
          </draw:line>
          <draw:line draw:style-name="gr1" draw:text-style-name="P1" draw:layer="layout" svg:x1="16.41cm" svg:y1="4.829cm" svg:x2="17.501cm" svg:y2="4.829cm">
            <text:p/>
          </draw:line>
          <draw:line draw:style-name="gr1" draw:text-style-name="P1" draw:layer="layout" svg:x1="16.41cm" svg:y1="4.829cm" svg:x2="16.41cm" svg:y2="5.239cm">
            <text:p/>
          </draw:line>
          <draw:line draw:style-name="gr1" draw:text-style-name="P1" draw:layer="layout" svg:x1="17.501cm" svg:y1="4.829cm" svg:x2="17.501cm" svg:y2="5.239cm">
            <text:p/>
          </draw:line>
        </draw:g>
        <draw:g>
          <draw:line draw:style-name="gr1" draw:text-style-name="P1" draw:layer="layout" svg:x1="5.868cm" svg:y1="4.072cm" svg:x2="8.413cm" svg:y2="4.072cm">
            <text:p/>
          </draw:line>
          <draw:line draw:style-name="gr1" draw:text-style-name="P1" draw:layer="layout" svg:x1="7.12cm" svg:y1="3.662cm" svg:x2="7.12cm" svg:y2="4.072cm">
            <text:p/>
          </draw:line>
          <draw:line draw:style-name="gr1" draw:text-style-name="P1" draw:layer="layout" svg:x1="5.868cm" svg:y1="4.072cm" svg:x2="5.868cm" svg:y2="4.482cm">
            <text:p/>
          </draw:line>
          <draw:line draw:style-name="gr1" draw:text-style-name="P1" draw:layer="layout" svg:x1="8.413cm" svg:y1="4.072cm" svg:x2="8.413cm" svg:y2="4.482cm">
            <text:p/>
          </draw:line>
          <draw:line draw:style-name="gr1" draw:text-style-name="P1" draw:layer="layout" svg:x1="7.565cm" svg:y1="4.481cm" svg:x2="9.1cm" svg:y2="4.481cm">
            <text:p/>
          </draw:line>
          <draw:line draw:style-name="gr1" draw:text-style-name="P1" draw:layer="layout" svg:x1="5.1cm" svg:y1="4.481cm" svg:x2="6.635cm" svg:y2="4.481cm">
            <text:p/>
          </draw:line>
          <draw:line draw:style-name="gr1" draw:text-style-name="P1" draw:layer="layout" svg:x1="5.1cm" svg:y1="4.481cm" svg:x2="5.1cm" svg:y2="4.891cm">
            <text:p/>
          </draw:line>
          <draw:line draw:style-name="gr1" draw:text-style-name="P1" draw:layer="layout" svg:x1="6.635cm" svg:y1="4.481cm" svg:x2="6.635cm" svg:y2="4.891cm">
            <text:p/>
          </draw:line>
          <draw:line draw:style-name="gr1" draw:text-style-name="P1" draw:layer="layout" svg:x1="7.565cm" svg:y1="4.481cm" svg:x2="7.565cm" svg:y2="4.891cm">
            <text:p/>
          </draw:line>
          <draw:line draw:style-name="gr1" draw:text-style-name="P1" draw:layer="layout" svg:x1="9.1cm" svg:y1="4.481cm" svg:x2="9.1cm" svg:y2="4.891cm">
            <text:p/>
          </draw:line>
          <draw:line draw:style-name="gr1" draw:text-style-name="P1" draw:layer="layout" svg:x1="6.11cm" svg:y1="4.891cm" svg:x2="7.201cm" svg:y2="4.891cm">
            <text:p/>
          </draw:line>
          <draw:line draw:style-name="gr1" draw:text-style-name="P1" draw:layer="layout" svg:x1="6.11cm" svg:y1="4.891cm" svg:x2="6.11cm" svg:y2="5.301cm">
            <text:p/>
          </draw:line>
          <draw:line draw:style-name="gr1" draw:text-style-name="P1" draw:layer="layout" svg:x1="7.201cm" svg:y1="4.891cm" svg:x2="7.201cm" svg:y2="5.301cm">
            <text:p/>
          </draw:line>
        </draw:g>
        <draw:g>
          <draw:line draw:style-name="gr1" draw:text-style-name="P1" draw:layer="layout" svg:x1="2.268cm" svg:y1="5.91cm" svg:x2="4.813cm" svg:y2="5.91cm">
            <text:p/>
          </draw:line>
          <draw:line draw:style-name="gr1" draw:text-style-name="P1" draw:layer="layout" svg:x1="3.52cm" svg:y1="5.5cm" svg:x2="3.52cm" svg:y2="5.91cm">
            <text:p/>
          </draw:line>
          <draw:line draw:style-name="gr1" draw:text-style-name="P1" draw:layer="layout" svg:x1="2.268cm" svg:y1="5.91cm" svg:x2="2.268cm" svg:y2="6.32cm">
            <text:p/>
          </draw:line>
          <draw:line draw:style-name="gr1" draw:text-style-name="P1" draw:layer="layout" svg:x1="4.813cm" svg:y1="5.91cm" svg:x2="4.813cm" svg:y2="6.32cm">
            <text:p/>
          </draw:line>
          <draw:line draw:style-name="gr1" draw:text-style-name="P1" draw:layer="layout" svg:x1="3.965cm" svg:y1="6.319cm" svg:x2="5.5cm" svg:y2="6.319cm">
            <text:p/>
          </draw:line>
          <draw:line draw:style-name="gr1" draw:text-style-name="P1" draw:layer="layout" svg:x1="1.5cm" svg:y1="6.319cm" svg:x2="3.035cm" svg:y2="6.319cm">
            <text:p/>
          </draw:line>
          <draw:line draw:style-name="gr1" draw:text-style-name="P1" draw:layer="layout" svg:x1="1.5cm" svg:y1="6.319cm" svg:x2="1.5cm" svg:y2="6.729cm">
            <text:p/>
          </draw:line>
          <draw:line draw:style-name="gr1" draw:text-style-name="P1" draw:layer="layout" svg:x1="3.035cm" svg:y1="6.319cm" svg:x2="3.035cm" svg:y2="6.729cm">
            <text:p/>
          </draw:line>
          <draw:line draw:style-name="gr1" draw:text-style-name="P1" draw:layer="layout" svg:x1="3.965cm" svg:y1="6.319cm" svg:x2="3.965cm" svg:y2="6.729cm">
            <text:p/>
          </draw:line>
          <draw:line draw:style-name="gr1" draw:text-style-name="P1" draw:layer="layout" svg:x1="5.5cm" svg:y1="6.319cm" svg:x2="5.5cm" svg:y2="6.729cm">
            <text:p/>
          </draw:line>
          <draw:line draw:style-name="gr1" draw:text-style-name="P1" draw:layer="layout" svg:x1="2.51cm" svg:y1="6.729cm" svg:x2="3.601cm" svg:y2="6.729cm">
            <text:p/>
          </draw:line>
          <draw:line draw:style-name="gr1" draw:text-style-name="P1" draw:layer="layout" svg:x1="2.51cm" svg:y1="6.729cm" svg:x2="2.51cm" svg:y2="7.139cm">
            <text:p/>
          </draw:line>
          <draw:line draw:style-name="gr1" draw:text-style-name="P1" draw:layer="layout" svg:x1="3.601cm" svg:y1="6.729cm" svg:x2="3.601cm" svg:y2="7.139cm">
            <text:p/>
          </draw:line>
        </draw:g>
        <draw:line draw:style-name="gr4" draw:text-style-name="P1" draw:layer="layout" svg:x1="2.8cm" svg:y1="4.1cm" svg:x2="2.8cm" svg:y2="3.3cm">
          <text:p/>
        </draw:line>
        <draw:line draw:style-name="gr4" draw:text-style-name="P1" draw:layer="layout" svg:x1="9cm" svg:y1="3.9cm" svg:x2="9cm" svg:y2="3.1cm">
          <text:p/>
        </draw:line>
        <draw:line draw:style-name="gr4" draw:text-style-name="P1" draw:layer="layout" svg:x1="12.1cm" svg:y1="4.4cm" svg:x2="12.1cm" svg:y2="3.6cm">
          <text:p/>
        </draw:line>
        <draw:line draw:style-name="gr4" draw:text-style-name="P1" draw:layer="layout" svg:x1="19.4cm" svg:y1="5.7cm" svg:x2="19.4cm" svg:y2="4.9cm">
          <text:p/>
        </draw:line>
        <draw:line draw:style-name="gr4" draw:text-style-name="P1" draw:layer="layout" svg:x1="11.3cm" svg:y1="7.1cm" svg:x2="11.3cm" svg:y2="6.3cm">
          <text:p/>
        </draw:line>
        <draw:line draw:style-name="gr4" draw:text-style-name="P1" draw:layer="layout" svg:x1="3.6cm" svg:y1="8cm" svg:x2="3.6cm" svg:y2="7.2cm">
          <text:p/>
        </draw:line>
        <draw:line draw:style-name="gr4" draw:text-style-name="P1" draw:layer="layout" svg:x1="7.6cm" svg:y1="5.8cm" svg:x2="7.6cm" svg:y2="5cm">
          <text:p/>
        </draw:line>
        <draw:frame draw:style-name="gr5" draw:text-style-name="P4" draw:layer="layout" svg:width="9.7cm" svg:height="2.673cm" svg:x="4cm" svg:y="7.4cm">
          <draw:text-box>
            <text:p><text:span text:style-name="T1">Chaque arbre prédit la classe. La classe finale se décide par vote à la majorité des arbre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initial-creator>Philippe Grosjean</meta:initial-creator>
    <meta:creation-date>2017-12-13T12:55:00.673199000</meta:creation-date>
    <dc:date>2020-10-06T11:39:54.416077038</dc:date>
    <meta:editing-duration>PT1H17M7S</meta:editing-duration>
    <meta:editing-cycles>8</meta:editing-cycles>
    <meta:generator>LibreOffice/6.4.0.3$MacOSX_X86_64 LibreOffice_project/b0a288ab3d2d4774cb44b62f04d5d28733ac6df8</meta:generator>
    <meta:document-statistic meta:object-count="108"/>
  </office:meta>
</office:document-meta>
</file>